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5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1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mm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mm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/>
      <style:paragraph-properties fo:text-align="center" fo:margin-left="0mm"/>
    </style:style>
    <style:style style:name="ce12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99pt solid #000000" style:text-align-source="fix" style:repeat-content="false" fo:border-left="0.51pt solid #000000" fo:border-right="none" fo:border-top="0.51pt solid #000000" style:vertical-align="middle"/>
      <style:paragraph-properties fo:text-align="end" fo:margin-left="0mm"/>
      <style:text-properties style:font-name="Times New Roman"/>
    </style:style>
    <style:style style:name="ce15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16" style:family="table-cell" style:parent-style-name="Default">
      <style:table-cell-properties fo:border-bottom="0.51pt solid #000000" fo:border-left="0.51pt solid #000000" fo:border-right="0.99pt solid #000000" fo:border-top="0.51pt solid #000000"/>
    </style:style>
    <style:style style:name="ce17" style:family="table-cell" style:parent-style-name="Default" style:data-style-name="N1">
      <style:table-cell-properties fo:border-bottom="0.99pt solid #000000" style:text-align-source="fix" style:repeat-content="false" fo:border-left="none" fo:border-right="0.99pt solid #000000" fo:border-top="0.51pt solid #000000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01.13mm" svg:height="64.55mm" svg:x="15.87mm" svg:y="59.75mm">
            <loext:p draw:notify-on-update-of-ranges="Лист1.A4:Лист1.A10 Лист1.A1:Лист1.A1 Лист1.B4:Лист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7"/>
        <table:table-column table:style-name="co5" table:default-cell-style-name="ce10"/>
        <table:table-column table:style-name="co5" table:default-cell-style-name="ce13"/>
        <table:table-column table:style-name="co4" table:default-cell-style-name="ce16"/>
        <table:table-row table:style-name="ro1">
          <table:table-cell table:style-name="ce1" office:value-type="string" calcext:value-type="string" table:number-columns-spanned="2" table:number-rows-spanned="1">
            <text:p>Калибровочный график</text:p>
          </table:table-cell>
          <table:covered-table-cell table:style-name="Default"/>
          <table:table-cell/>
          <table:table-cell table:style-name="ce6" office:value-type="string" calcext:value-type="string">
            <text:p>№</text:p>
          </table:table-cell>
          <table:table-cell table:style-name="ce9" office:value-type="string" calcext:value-type="string">
            <text:p>ν, см<text:span text:style-name="T1">-1</text:span></text:p>
          </table:table-cell>
          <table:table-cell table:style-name="ce12" office:value-type="string" calcext:value-type="string" table:number-columns-spanned="2" table:number-rows-spanned="1">
            <text:p>h, см</text:p>
          </table:table-cell>
          <table:covered-table-cell table:style-name="ce15"/>
        </table:table-row>
        <table:table-row table:style-name="ro1">
          <table:table-cell table:style-name="ce2" office:value-type="string" calcext:value-type="string" table:number-columns-spanned="2" table:number-rows-spanned="1">
            <text:p>ν, см<text:span text:style-name="T1">-1</text:span></text:p>
          </table:table-cell>
          <table:covered-table-cell table:style-name="ce5"/>
          <table:table-cell/>
          <table:table-cell office:value-type="float" office:value="1" calcext:value-type="float">
            <text:p>1</text:p>
          </table:table-cell>
          <table:table-cell office:value-type="float" office:value="1480" calcext:value-type="float">
            <text:p>1480</text:p>
          </table:table-cell>
          <table:table-cell table:formula="of:=([.E2]-[.E3])/2" office:value-type="float" office:value="15" calcext:value-type="float" table:number-columns-spanned="2" table:number-rows-spanned="1">
            <text:p>15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Табличное</text:p>
          </table:table-cell>
          <table:table-cell table:style-name="ce3" office:value-type="string" calcext:value-type="string">
            <text:p>Измеренное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50" calcext:value-type="float">
            <text:p>1450</text:p>
          </table:table-cell>
          <table:table-cell table:formula="of:=([.E3]-[.E4])/2" office:value-type="float" office:value="25" calcext:value-type="float" table:number-columns-spanned="2" table:number-rows-spanned="1">
            <text:p>25</text:p>
          </table:table-cell>
          <table:covered-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4]+5*ROUND(3-6*RAND())" office:value-type="float" office:value="845" calcext:value-type="float">
            <text:p>8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table:formula="of:=([.E4]-[.E5])/2" office:value-type="float" office:value="25" calcext:value-type="float" table:number-columns-spanned="2" table:number-rows-spanned="1">
            <text:p>25</text:p>
          </table:table-cell>
          <table:covered-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5]+5*ROUND(3-6*RAND())" office:value-type="float" office:value="915" calcext:value-type="float">
            <text:p>9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50" calcext:value-type="float">
            <text:p>1350</text:p>
          </table:table-cell>
          <table:table-cell table:formula="of:=([.E5]-[.E6])/2" office:value-type="float" office:value="20" calcext:value-type="float" table:number-columns-spanned="2" table:number-rows-spanned="1">
            <text:p>20</text:p>
          </table:table-cell>
          <table:covered-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6]+5*ROUND(3-6*RAND())" office:value-type="float" office:value="980" calcext:value-type="float">
            <text:p>9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10" calcext:value-type="float">
            <text:p>1310</text:p>
          </table:table-cell>
          <table:table-cell table:formula="of:=([.E6]-[.E7])/2" office:value-type="float" office:value="15" calcext:value-type="float" table:number-columns-spanned="2" table:number-rows-spanned="1">
            <text:p>15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7]+5*ROUND(3-6*RAND())" office:value-type="float" office:value="990" calcext:value-type="float">
            <text:p>9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table:formula="of:=([.E7]-[.E8])/2" office:value-type="float" office:value="25" calcext:value-type="float" table:number-columns-spanned="2" table:number-rows-spanned="1">
            <text:p>25</text:p>
          </table:table-cell>
          <table:covered-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A8]+5*ROUND(3-6*RAND())" office:value-type="float" office:value="1150" calcext:value-type="float">
            <text:p>11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30" calcext:value-type="float">
            <text:p>1230</text:p>
          </table:table-cell>
          <table:table-cell table:formula="of:=([.E8]-[.E9])/2" office:value-type="float" office:value="20" calcext:value-type="float" table:number-columns-spanned="2" table:number-rows-spanned="1">
            <text:p>20</text:p>
          </table:table-cell>
          <table:covered-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A9]+5*ROUND(3-6*RAND())" office:value-type="float" office:value="1186" calcext:value-type="float">
            <text:p>11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90" calcext:value-type="float">
            <text:p>1190</text:p>
          </table:table-cell>
          <table:table-cell table:formula="of:=([.E9]-[.E10])/2" office:value-type="float" office:value="25" calcext:value-type="float" table:number-columns-spanned="2" table:number-rows-spanned="1">
            <text:p>25</text:p>
          </table:table-cell>
          <table:covered-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10]+5*ROUND(3-6*RAND())" office:value-type="float" office:value="1365" calcext:value-type="float">
            <text:p>13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40" calcext:value-type="float">
            <text:p>1140</text:p>
          </table:table-cell>
          <table:table-cell table:formula="of:=([.E10]-[.E11])/2" office:value-type="float" office:value="20" calcext:value-type="float" table:number-columns-spanned="2" table:number-rows-spanned="1">
            <text:p>20</text:p>
          </table:table-cell>
          <table:covered-table-cell/>
        </table:table-row>
        <table:table-row table:style-name="ro1">
          <table:table-cell table:style-name="Default" table:number-columns-repeated="2"/>
          <table:table-cell/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4" office:value-type="string" calcext:value-type="string">
            <text:p>&lt;h&gt; = </text:p>
          </table:table-cell>
          <table:table-cell table:style-name="ce17" table:formula="of:=AVERAGE([.F2:.F10])" office:value-type="float" office:value="21.111111111111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6:11:19.502000000</meta:creation-date>
    <meta:generator>LibreOffice/5.2.0.4$Windows_x86 LibreOffice_project/066b007f5ebcc236395c7d282ba488bca6720265</meta:generator>
    <dc:date>2017-01-06T06:42:19.669000000</dc:date>
    <meta:editing-duration>PT30M59S</meta:editing-duration>
    <meta:editing-cycles>6</meta:editing-cycles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inimum="800" chart:maximum="140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0"/>
      <style:text-properties fo:font-family="'Times New Roman'" style:font-style-name="Обычный" style:font-family-generic="roman" fo:font-size="10pt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50" loext:regression-extrapolate-backward="50" loext:regression-force-intercept="false" loext:regression-intercept-value="0" chart:regression-type="linear"/>
      <style:graphic-properties svg:stroke-width="0.05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14cm" svg:height="6.456cm" xlink:href=".." xlink:type="simple" chart:class="chart:scatter" chart:style-name="ch1">
        <chart:title svg:x="2.592cm" svg:y="0.265cm" chart:style-name="ch2">
          <text:p>Калибровочный график</text:p>
        </chart:title>
        <chart:plot-area chart:style-name="ch3" table:cell-range-address="Лист1.A4:Лист1.B10 Лист1.A1:Лист1.A1" chart:data-source-has-labels="row" svg:x="-0.007cm" svg:y="0.856cm" svg:width="9.938cm" svg:height="4.947cm">
          <chartooo:coordinate-region svg:x="0.985cm" svg:y="1.056cm" svg:width="8.574cm" svg:height="4.101cm"/>
          <chart:axis chart:dimension="x" chart:name="primary-x" chart:style-name="ch4">
            <chart:title svg:x="4.197cm" svg:y="5.847cm" chart:style-name="ch5">
              <text:p>Vтабл, см</text:p>
            </chart:title>
            <chart:grid chart:style-name="ch6" chart:class="major"/>
          </chart:axis>
          <chart:axis chart:dimension="y" chart:name="primary-y" chart:style-name="ch4">
            <chart:title svg:x="0.717cm" svg:y="0.534cm" chart:style-name="ch7">
              <text:p>Vизм, см</text:p>
            </chart:title>
            <chart:grid chart:style-name="ch6" chart:class="major"/>
          </chart:axis>
          <chart:series chart:style-name="ch8" chart:values-cell-range-address="Лист1.B4:Лист1.B10" chart:label-cell-address="Лист1.A1:Лист1.A1" chart:class="chart:scatter">
            <chart:domain table:cell-range-address="Лист1.A4:Лист1.A10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Калибровочный график</text:p>
                <draw:g>
                  <svg:desc>Лист1.A1:Лист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">
                <text:p>840</text:p>
                <draw:g>
                  <svg:desc>Лист1.A4:Лист1.A10</svg:desc>
                </draw:g>
              </table:table-cell>
              <table:table-cell office:value-type="float" office:value="845">
                <text:p>845</text:p>
                <draw:g>
                  <svg:desc>Лист1.B4:Лист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0">
                <text:p>97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0">
                <text:p>116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6">
                <text:p>117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0">
                <text:p>1370</text:p>
              </table:table-cell>
              <table:table-cell office:value-type="float" office:value="1365">
                <text:p>1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